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24-02-0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23-02-13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22-01-25 0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21-03-03 1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20-01-27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19-02-1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18-01-2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17-02-01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16-09-29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16-05-0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16-01-0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15-09-11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15-05-11 0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15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14-09-0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14-05-21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14-02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13-10-23 0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99</text:p>
          </table:table-cell>
          <table:table-cell office:value-type="string" calcext:value-type="string">
            <text:p>GARWELL-132</text:p>
          </table:table-cell>
          <table:table-cell office:value-type="string" calcext:value-type="string">
            <text:p>2013-09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